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3982" svg:stroke-width="0.019cm" svg:stroke-color="#0098cc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9cm" fo:min-width="0.1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3983" svg:stroke-width="0.019cm" svg:stroke-color="#0098cc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3984" svg:stroke-width="0.019cm" svg:stroke-color="#ad649a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fit-to-size="false" style:shrink-to-fit="false" draw:fit-to-contour="false" fo:max-height="0cm" fo:max-width="0cm" fo:min-height="0.45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3985" svg:stroke-width="0.019cm" svg:stroke-color="#ad649a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59cm" fo:min-width="0.87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3986" svg:stroke-width="0.019cm" svg:stroke-color="#ad649a" draw:marker-start-width="0.33cm" draw:marker-start-center="false" draw:marker-end-width="0.3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Times New Roman" fo:font-size="11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19cm" svg:height="0.459cm" svg:x="9.238cm" svg:y="15.41cm">
            <draw:text-box>
              <text:p text:style-name="P1"><text:span text:style-name="T1">x</text:span></text:p>
            </draw:text-box>
          </draw:frame>
          <draw:rect draw:style-name="gr2" draw:text-style-name="P3" draw:layer="layout" svg:width="1.244cm" svg:height="1.246cm" svg:x="8.749cm" svg:y="14.221cm">
            <text:p/>
          </draw:rect>
          <draw:frame draw:style-name="gr3" draw:text-style-name="P4" draw:layer="layout" svg:width="0.29cm" svg:height="0.459cm" svg:x="10.405cm" svg:y="14.667cm">
            <draw:text-box>
              <text:p text:style-name="P1"><text:span text:style-name="T2">y</text:span></text:p>
            </draw:text-box>
          </draw:frame>
          <draw:frame draw:style-name="gr4" draw:text-style-name="P5" draw:layer="layout" svg:width="0.877cm" svg:height="0.459cm" svg:x="11.321cm" svg:y="15.401cm">
            <draw:text-box>
              <text:p text:style-name="P1"><text:span text:style-name="T2">y</text:span><text:span text:style-name="T3"> + 4</text:span></text:p>
            </draw:text-box>
          </draw:frame>
          <draw:rect draw:style-name="gr5" draw:text-style-name="P3" draw:layer="layout" svg:width="2.156cm" svg:height="1.265cm" svg:x="10.693cm" svg:y="14.221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982" draw:display-name="Dashed (var) 3982" draw:style="rect" draw:dots1="1" draw:dots1-length="0.006cm" draw:dots2="1" draw:dots2-length="0.006cm" draw:distance="0.006cm"/>
    <draw:stroke-dash draw:name="Dashed_20__28_var_29__20_3983" draw:display-name="Dashed (var) 3983" draw:style="rect" draw:dots1="1" draw:dots1-length="0.006cm" draw:dots2="1" draw:dots2-length="0.006cm" draw:distance="0.006cm"/>
    <draw:stroke-dash draw:name="Dashed_20__28_var_29__20_3984" draw:display-name="Dashed (var) 3984" draw:style="rect" draw:dots1="1" draw:dots1-length="0.006cm" draw:dots2="1" draw:dots2-length="0.006cm" draw:distance="0.006cm"/>
    <draw:stroke-dash draw:name="Dashed_20__28_var_29__20_3985" draw:display-name="Dashed (var) 3985" draw:style="rect" draw:dots1="1" draw:dots1-length="0.006cm" draw:dots2="1" draw:dots2-length="0.006cm" draw:distance="0.006cm"/>
    <draw:stroke-dash draw:name="Dashed_20__28_var_29__20_3986" draw:display-name="Dashed (var) 3986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16:32.371789570</meta:creation-date>
    <dc:date>2018-05-24T14:16:59.344955626</dc:date>
    <meta:editing-duration>PT27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